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Pictures/100002010000002F00000068558B79716FCF4FE2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Pictures/100002010000002F00000068C9BD3D4636A85A9B.png" manifest:media-type="image/png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Pictures/10000201000000BF00000168FB8301C7BA4F9447.png" manifest:media-type="image/png"/>
  <manifest:file-entry manifest:full-path="Object 3/settings.xml" manifest:media-type="text/xml"/>
  <manifest:file-entry manifest:full-path="Object 3/" manifest:version="1.2" manifest:media-type="application/vnd.oasis.opendocument.graphics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Liberation Serif" svg:font-family="'Liberation Serif'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fo:min-height="23.577cm"/>
      <style:paragraph-properties style:writing-mode="lr-tb"/>
    </style:style>
    <style:style style:name="pr6" style:family="presentation" style:parent-style-name="標準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標準_20_1-outline1">
      <style:graphic-properties fo:min-height="12.182cm"/>
      <style:paragraph-properties style:writing-mode="lr-tb"/>
    </style:style>
    <style:style style:name="pr8" style:family="presentation" style:parent-style-name="標準_20_1-outline1">
      <style:graphic-properties draw:auto-grow-height="true" fo:min-height="15.5cm"/>
      <style:paragraph-properties style:writing-mode="lr-tb"/>
    </style:style>
    <style:style style:name="pr9" style:family="presentation" style:parent-style-name="標準_20_1-outline1">
      <style:graphic-properties fo:min-height="6.551cm"/>
      <style:paragraph-properties style:writing-mode="lr-tb"/>
    </style:style>
    <style:style style:name="pr10" style:family="presentation" style:parent-style-name="標準_20_1-outline1">
      <style:graphic-properties fo:min-height="12.632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9% 58%"/>
    </style:style>
    <style:style style:name="T7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8" style:family="text">
      <style:text-properties style:font-name="Albany1" fo:font-size="20pt" style:font-name-asian="Liberation Serif" style:font-size-asian="20pt" style:font-name-complex="Liberation Serif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Electrical Safety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troduction</text:p>
          </draw:text-box>
        </draw:frame>
        <draw:frame presentation:style-name="pr5" draw:text-style-name="P6" draw:layer="layout" svg:width="25.191cm" svg:height="23.577cm" svg:x="0.036cm" svg:y="3.793cm" presentation:class="outline" presentation:user-transformed="true">
          <draw:text-box>
            <text:list text:style-name="L3">
              <text:list-item>
                <text:p><text:span text:style-name="T3">Electrical Hazard</text:span></text:p>
              </text:list-item>
            </text:list>
            <text:p>Electrical excitation of tissue – current, voltage, frequency</text:p>
            <text:p>Electrical power transfer – burns</text:p>
            <text:p/>
            <text:p><text:span text:style-name="T3">Electrical Instruments</text:span></text:p>
            <text:p>Grounding instruments</text:p>
            <text:p/>
            <text:p><text:span text:style-name="T3">Patient protection – electrical isolation</text:span></text:p>
            <text:p>Isolation transformers</text:p>
            <text:p>Optical, magnetic and capacitive isolation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afety</text:p>
          </draw:text-box>
        </draw:frame>
        <draw:frame presentation:style-name="pr5" draw:text-style-name="P6" draw:layer="layout" svg:width="25.191cm" svg:height="23.577cm" svg:x="0.036cm" svg:y="3.793cm" presentation:class="outline" presentation:user-transformed="true">
          <draw:text-box>
            <text:list text:style-name="L3">
              <text:list-item>
                <text:p>Electrical Safety in Hospitals</text:p>
              </text:list-item>
              <text:list-item>
                <text:p>The Mains Power Distribution</text:p>
                <text:list>
                  <text:list-item>
                    <text:p>Electrical power distribution – three phase and single phase systems</text:p>
                  </text:list-item>
                  <text:list-item>
                    <text:p>Ground – Sub-station ground, local ground, neutral</text:p>
                    <text:p/>
                  </text:list-item>
                </text:list>
              </text:list-item>
              <text:list-item>
                <text:p>Leakage Current Detection and Protection Devices</text:p>
              </text:list-item>
              <text:list-item>
                <text:p>Ground Fault Circuit Interrupter (GFCI) or Residual Current Circuit Breaker (RCCB)</text:p>
              </text:list-item>
            </text:list>
            <text:p/>
            <text:p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anger to Humans – Biological reasons</text:p>
          </draw:text-box>
        </draw:frame>
        <draw:frame presentation:style-name="pr7" draw:text-style-name="P8" draw:layer="layout" svg:width="25.191cm" svg:height="12.182cm" svg:x="0.655cm" svg:y="4.854cm" presentation:class="outline" presentation:user-transformed="true">
          <draw:text-box>
            <text:list text:style-name="L3">
              <text:list-item>
                <text:p><text:span text:style-name="T1"/></text:p>
              </text:list-item>
            </text:list>
            <text:p><text:span text:style-name="T4">Electrical Danger to Humans</text:span></text:p>
            <text:p><text:span text:style-name="T1"/></text:p>
            <text:p><text:span text:style-name="T1">Electrical Stimulation of nerves and muscles</text:span></text:p>
            <text:p><text:span text:style-name="T1">Skeletal Muscle contraction</text:span></text:p>
            <text:p><text:span text:style-name="T1">Cardiac Muscle fibrillation</text:span></text:p>
            <text:p><text:span text:style-name="T1"/></text:p>
            <text:p><text:span text:style-name="T1"/></text:p>
            <text:p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3 Phase Mains Power</text:p>
          </draw:text-box>
        </draw:frame>
        <draw:frame draw:style-name="gr2" draw:text-style-name="P9" draw:layer="layout" svg:width="19.233cm" svg:height="12.44cm" svg:x="2.62cm" svg:y="6.0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ains Power</text:p>
          </draw:text-box>
        </draw:frame>
        <draw:frame presentation:style-name="pr8" draw:text-style-name="P6" draw:layer="layout" svg:width="25cm" svg:height="15.5cm" svg:x="0.5cm" svg:y="4cm" presentation:class="outline">
          <draw:text-box>
            <text:list text:style-name="L3">
              <text:list-item>
                <text:p>In India the nominal phase voltage is 240V @ 50Hz. (Voltage between any two phases is 415V)</text:p>
              </text:list-item>
              <text:list-item>
                <text:p>The Neutral is Ground-connected at the sub-station.</text:p>
              </text:list-item>
              <text:list-item>
                <text:p>The Neutral is the current return line for a single phase line.</text:p>
              </text:list-item>
              <text:list-item>
                <text:p>In a building, the individual power points are connected to Ground.</text:p>
              </text:list-item>
              <text:list-item>
                <text:p>All instrument bodies are connected to Ground.</text:p>
              </text:list-item>
              <text:list-item>
                <text:p>The Ground and Neutral should be at the same electrical potential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esidual Current Testing</text:p>
          </draw:text-box>
        </draw:frame>
        <draw:frame presentation:style-name="pr9" draw:text-style-name="P6" draw:layer="layout" svg:width="24.551cm" svg:height="7.776cm" svg:x="0.277cm" svg:y="11.433cm" presentation:class="outline" presentation:user-transformed="true">
          <draw:text-box>
            <text:p>If there is no leakage to ground, <text:span text:style-name="T5">I</text:span><text:span text:style-name="T6">1</text:span>=<text:span text:style-name="T5">I</text:span><text:span text:style-name="T6">2.</text:span></text:p>
            <text:p/>
            <text:p>Residual Current Devices can be used to detect ground line leakage, and imbalance in 3-phase circuits (here the neutral may not always be balanced, even without fault- therefore, neutral should also be monitored).</text:p>
            <text:p>MCB, ELCB, RCCB</text:p>
          </draw:text-box>
        </draw:frame>
        <draw:frame draw:style-name="gr2" draw:text-style-name="P9" draw:layer="layout" svg:width="14.072cm" svg:height="3.097cm" svg:x="5.92cm" svg:y="5.2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akage Currents</text:p>
          </draw:text-box>
        </draw:frame>
        <draw:frame draw:style-name="gr2" draw:text-style-name="P9" draw:layer="layout" svg:width="22.946cm" svg:height="12.543cm" svg:x="2.748cm" svg:y="6.5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anger with Multiple Grounds</text:p>
          </draw:text-box>
        </draw:frame>
        <draw:frame draw:style-name="gr2" draw:text-style-name="P9" draw:layer="layout" svg:width="14.072cm" svg:height="5.612cm" svg:x="5.586cm" svg:y="5.0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9" draw:layer="layout" svg:width="14.072cm" svg:height="5.61cm" svg:x="5.586cm" svg:y="11.94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anger to Humans – Kinds of Danger</text:p>
          </draw:text-box>
        </draw:frame>
        <draw:frame presentation:style-name="pr10" draw:text-style-name="P8" draw:layer="layout" svg:width="25.191cm" svg:height="12.632cm" svg:x="0.505cm" svg:y="5.003cm" presentation:class="outline" presentation:user-transformed="true">
          <draw:text-box>
            <text:list text:style-name="L3">
              <text:list-header>
                <text:p><text:span text:style-name="T4">Rules of Thumb</text:span></text:p>
              </text:list-header>
            </text:list>
            <text:p><text:span text:style-name="T1">For electrical current entering from the surface of the skin</text:span></text:p>
            <text:p><text:span text:style-name="T1"/></text:p>
            <text:p><text:span text:style-name="T1">Less than 1mA: Microshock</text:span></text:p>
            <text:p><text:span text:style-name="T1">1mA: Threshold of perception</text:span></text:p>
            <text:p><text:span text:style-name="T1">5mA: Maximum harmless current</text:span></text:p>
            <text:p><text:span text:style-name="T1">10mA: Let-go current</text:span></text:p>
            <text:p><text:span text:style-name="T1">100mA: Ventricular fibrillation</text:span></text:p>
            <text:p><text:span text:style-name="T1">5A: Burns</text:span></text:p>
            <text:p><text:span text:style-name="T1"/></text:p>
            <text:p><text:span text:style-name="T1">For electrical current directly into the heart (e.g., via a cardiac catheter)</text:span></text:p>
            <text:p><text:span text:style-name="T1">Safe current is about 10</text:span><text:span text:style-name="T7">μ</text:span><text:span text:style-name="T8">A</text:span></text:p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Liberation Serif" svg:font-family="'Liberation Serif'" style:font-family-generic="roman"/>
    <style:font-face style:name="Droid Serif3" svg:font-family="'Droid Serif'" style:font-adornments="標準" style:font-family-generic="roman" style:font-pitch="fixed"/>
    <style:font-face style:name="標楷體3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1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" fo:font-size="20pt" style:font-name-asian="標楷體2" style:font-size-asian="18pt" style:font-size-complex="18pt"/>
    </style:style>
    <style:style style:name="MT6" style:family="text">
      <style:text-properties fo:color="#4c4c4c" style:font-name="Arial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0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0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0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0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219</meta:editing-cycles>
    <meta:editing-duration>PT17H7M28S</meta:editing-duration>
    <meta:initial-creator>Suresh Devasahayam</meta:initial-creator>
    <dc:date>2021-03-22T09:00:08.857000000</dc:date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4.27cm" fo:min-width="5.04cm"/>
    </style:style>
    <style:style style:name="gr5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0.484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fo:min-height="0.446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fo:min-height="0.4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vertical-align="middle" draw:auto-grow-height="false" fo:min-height="1.762cm" fo:min-width="2.11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093cm" fo:min-width="2.78cm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P1" style:family="paragraph">
      <loext:graphic-properties draw:fill="none" draw:fill-color="#ffffff"/>
      <style:text-properties style:font-name="Bitstream Charter1" fo:font-size="10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style:font-name="Bitstream Charter1" fo:font-size="10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font-name="Bitstream Charter1" fo:font-size="10pt" style:font-size-asian="18pt" style:font-size-complex="18pt"/>
    </style:style>
    <style:style style:name="T2" style:family="text">
      <style:text-properties style:text-position="33% 58%" style:font-name="Bitstream Charter1" fo:font-size="10pt" style:font-size-asian="18pt" style:font-size-complex="18pt"/>
    </style:style>
    <style:style style:name="T3" style:family="text">
      <style:text-properties style:text-position="0% 100%" style:font-name="Bitstream Charter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12cm" svg:height="0.717cm" svg:x="12.262cm" svg:y="7.501cm">
          <draw:text-box>
            <text:p><text:span text:style-name="T1">L1</text:span></text:p>
          </draw:text-box>
        </draw:frame>
        <draw:g>
          <draw:frame draw:style-name="gr2" draw:text-style-name="P2" draw:layer="layout" svg:width="0.574cm" svg:height="0.861cm" draw:transform="rotate (-1.04911741337379) translate (4.927cm 4.162cm)">
            <draw:image xlink:href="Pictures/100002010000002F00000068558B79716FCF4FE2.png" xlink:type="simple" xlink:show="embed" xlink:actuate="onLoad" loext:mime-type="image/png">
              <text:p/>
            </draw:image>
          </draw:frame>
          <draw:frame draw:style-name="gr2" draw:text-style-name="P2" draw:layer="layout" svg:width="0.497cm" svg:height="0.746cm" draw:transform="rotate (1.05278260480298) translate (5.963cm 4.595cm)">
            <draw:image xlink:href="Pictures/100002010000002F00000068558B79716FCF4FE2.png" xlink:type="simple" xlink:show="embed" xlink:actuate="onLoad" loext:mime-type="image/png">
              <text:p/>
            </draw:image>
          </draw:frame>
          <draw:frame draw:style-name="gr2" draw:text-style-name="P2" draw:layer="layout" svg:width="0.576cm" svg:height="0.863cm" svg:x="5.412cm" svg:y="2.781cm">
            <draw:image xlink:href="Pictures/100002010000002F00000068558B79716FCF4FE2.png" xlink:type="simple" xlink:show="embed" xlink:actuate="onLoad" loext:mime-type="image/png">
              <text:p/>
            </draw:image>
          </draw:frame>
          <draw:line draw:style-name="gr3" draw:text-style-name="P2" draw:layer="layout" svg:x1="5.071cm" svg:y1="4.41cm" svg:x2="5.65cm" svg:y2="4.024cm">
            <text:p/>
          </draw:line>
          <draw:polyline draw:style-name="gr3" draw:text-style-name="P2" draw:layer="layout" svg:width="0.71cm" svg:height="0.611cm" draw:transform="rotate (-1.85703032412197) translate (6.29180961437054cm 3.75570746159016cm)" svg:viewBox="0 0 711 612" draw:points="0,612 465,532 711,0">
            <text:p/>
          </draw:polyline>
        </draw:g>
        <draw:g>
          <draw:frame draw:style-name="gr2" draw:text-style-name="P2" draw:layer="layout" svg:width="0.574cm" svg:height="0.861cm" draw:transform="rotate (-0.518886386617914) translate (2.809cm 2.949cm)">
            <draw:image xlink:href="Pictures/100002010000002F00000068558B79716FCF4FE2.png" xlink:type="simple" xlink:show="embed" xlink:actuate="onLoad" loext:mime-type="image/png">
              <text:p/>
            </draw:image>
          </draw:frame>
          <draw:frame draw:style-name="gr2" draw:text-style-name="P2" draw:layer="layout" svg:width="0.497cm" svg:height="0.746cm" draw:transform="rotate (1.58301363155886) translate (2.91cm 4.435cm)">
            <draw:image xlink:href="Pictures/100002010000002F00000068558B79716FCF4FE2.png" xlink:type="simple" xlink:show="embed" xlink:actuate="onLoad" loext:mime-type="image/png">
              <text:p/>
            </draw:image>
          </draw:frame>
          <draw:frame draw:style-name="gr2" draw:text-style-name="P2" draw:layer="layout" svg:width="0.576cm" svg:height="0.863cm" draw:transform="rotate (0.530231026755877) translate (3.239cm 3.165cm)">
            <draw:image xlink:href="Pictures/100002010000002F00000068558B79716FCF4FE2.png" xlink:type="simple" xlink:show="embed" xlink:actuate="onLoad" loext:mime-type="image/png">
              <text:p/>
            </draw:image>
          </draw:frame>
          <draw:polyline draw:style-name="gr3" draw:text-style-name="P2" draw:layer="layout" svg:width="0.419cm" svg:height="0.468cm" draw:transform="rotate (-2.12179677164951) translate (3.0259631448121cm 4.09777038059516cm)" svg:viewBox="0 0 420 469" draw:points="0,469 420,469 132,0">
            <text:p/>
          </draw:polyline>
          <draw:polyline draw:style-name="gr3" draw:text-style-name="P2" draw:layer="layout" svg:width="0.419cm" svg:height="0.469cm" draw:transform="rotate (2.12144770579911) translate (3.7568542375846cm 4.35569021940624cm)" svg:viewBox="0 0 420 470" draw:points="420,469 0,470 288,0">
            <text:p/>
          </draw:polyline>
          <draw:polyline draw:style-name="gr3" draw:text-style-name="P2" draw:layer="layout" svg:width="0.369cm" svg:height="0.394cm" draw:transform="rotate (1.1082840750164) translate (3.03997556249722cm 3.10798781591057cm)" svg:viewBox="0 0 370 395" draw:points="0,0 370,0 197,395">
            <text:p/>
          </draw:polyline>
        </draw:g>
        <draw:polyline draw:style-name="gr3" draw:text-style-name="P2" draw:layer="layout" svg:width="0.192cm" svg:height="8.295cm" draw:transform="rotate (1.5707963267949) translate (5.65cm 2.756cm)" svg:viewBox="0 0 193 8296" draw:points="0,0 193,0 193,8296">
          <text:p/>
        </draw:polyline>
        <draw:polyline draw:style-name="gr3" draw:text-style-name="P2" draw:layer="layout" svg:width="1.405cm" svg:height="5.704cm" draw:transform="rotate (1.5707963267949) translate (6.725cm 4.713cm)" svg:viewBox="0 0 1406 5705" draw:points="0,0 1406,0 1406,5705">
          <text:p/>
        </draw:polyline>
        <draw:polyline draw:style-name="gr3" draw:text-style-name="P2" draw:layer="layout" svg:width="0.963cm" svg:height="6.862cm" draw:transform="rotate (-1.5707963267949) translate (11.19cm 4.052cm)" svg:viewBox="0 0 964 6863" draw:points="671,6863 964,6863 964,3859 0,3859 0,0">
          <text:p/>
        </draw:polyline>
        <draw:polyline draw:style-name="gr3" draw:text-style-name="P2" draw:layer="layout" svg:width="1.35cm" svg:height="8.543cm" draw:transform="rotate (-1.5707963267949) translate (14.111cm 4.079cm)" svg:viewBox="0 0 1351 8544" draw:points="0,8459 717,8459 937,8208 1130,8501 1351,8544 1351,0">
          <text:p/>
        </draw:polyline>
        <draw:custom-shape draw:style-name="gr4" draw:text-style-name="P2" draw:layer="layout" svg:width="5.54cm" svg:height="4.52cm" svg:x="1.929cm" svg:y="1.764cm">
          <text:p/>
          <draw:enhanced-geometry svg:viewBox="0 0 21600 21600" draw:type="rectangle" draw:enhanced-path="M 0 0 L 21600 0 21600 21600 0 21600 0 0 Z N"/>
        </draw:custom-shape>
        <draw:polyline draw:style-name="gr3" draw:text-style-name="P2" draw:layer="layout" svg:width="0.44cm" svg:height="1.901cm" draw:transform="rotate (1.5707963267949) translate (1.295cm 2.784cm)" svg:viewBox="0 0 441 1902" draw:points="0,1902 441,1902 441,0">
          <text:p/>
        </draw:polyline>
        <draw:polyline draw:style-name="gr3" draw:text-style-name="P2" draw:layer="layout" svg:width="0.495cm" svg:height="2.865cm" draw:transform="rotate (-1.5707963267949) translate (4.134cm 4.107cm)" svg:viewBox="0 0 496 2866" draw:points="0,0 496,0 496,2866">
          <text:p/>
        </draw:polyline>
        <draw:polyline draw:style-name="gr3" draw:text-style-name="P2" draw:layer="layout" svg:width="1.363cm" svg:height="0.7cm" draw:transform="rotate (2.35619449019234) translate (2.28750000000004cm 4.3265cm)" svg:viewBox="0 0 1364 701" draw:points="0,194 156,194 663,701 1364,0">
          <text:p/>
        </draw:polyline>
        <draw:line draw:style-name="gr5" draw:text-style-name="P2" draw:layer="layout" svg:x1="10.198cm" svg:y1="4.052cm" svg:x2="10.198cm" svg:y2="5.43cm">
          <text:p/>
        </draw:line>
        <draw:frame draw:style-name="gr6" draw:text-style-name="P3" draw:layer="layout" svg:width="2.643cm" svg:height="0.734cm" svg:x="8.915cm" svg:y="4.52cm">
          <draw:text-box>
            <text:p><text:span text:style-name="T1">240V (-120</text:span><text:span text:style-name="T2">o</text:span><text:span text:style-name="T3">)</text:span></text:p>
          </draw:text-box>
        </draw:frame>
        <draw:line draw:style-name="gr5" draw:text-style-name="P2" draw:layer="layout" svg:x1="12.127cm" svg:y1="3.308cm" svg:x2="12.127cm" svg:y2="5.43cm">
          <text:p/>
        </draw:line>
        <draw:frame draw:style-name="gr7" draw:text-style-name="P3" draw:layer="layout" svg:width="2.694cm" svg:height="0.696cm" svg:x="11.134cm" svg:y="3.521cm">
          <draw:text-box>
            <text:p><text:span text:style-name="T1">240V (+120</text:span><text:span text:style-name="T2">o</text:span><text:span text:style-name="T3">)</text:span></text:p>
          </draw:text-box>
        </draw:frame>
        <draw:line draw:style-name="gr5" draw:text-style-name="P2" draw:layer="layout" svg:x1="13.698cm" svg:y1="2.536cm" svg:x2="13.698cm" svg:y2="5.485cm">
          <text:p/>
        </draw:line>
        <draw:frame draw:style-name="gr8" draw:text-style-name="P3" draw:layer="layout" svg:width="2.266cm" svg:height="0.737cm" svg:x="12.617cm" svg:y="2.822cm">
          <draw:text-box>
            <text:p><text:span text:style-name="T1">240V (0</text:span><text:span text:style-name="T2">o</text:span><text:span text:style-name="T3">)</text:span></text:p>
          </draw:text-box>
        </draw:frame>
        <draw:frame draw:style-name="gr9" draw:text-style-name="P1" draw:layer="layout" svg:width="2.089cm" svg:height="0.675cm" svg:x="8.357cm" svg:y="3.491cm">
          <draw:text-box>
            <text:p><text:span text:style-name="T1">L3 (Blue)</text:span></text:p>
          </draw:text-box>
        </draw:frame>
        <draw:frame draw:style-name="gr9" draw:text-style-name="P1" draw:layer="layout" svg:width="2.387cm" svg:height="0.675cm" svg:x="8.858cm" svg:y="2.792cm">
          <draw:text-box>
            <text:p><text:span text:style-name="T1">L2 (Yellow)</text:span></text:p>
          </draw:text-box>
        </draw:frame>
        <draw:frame draw:style-name="gr9" draw:text-style-name="P1" draw:layer="layout" svg:width="2.387cm" svg:height="0.675cm" svg:x="9.859cm" svg:y="1.993cm">
          <draw:text-box>
            <text:p><text:span text:style-name="T1">L1(Red)</text:span></text:p>
          </draw:text-box>
        </draw:frame>
        <draw:polyline draw:style-name="gr3" draw:text-style-name="P2" draw:layer="layout" svg:width="0cm" svg:height="2.176cm" svg:x="5.595cm" svg:y="5.43cm" svg:viewBox="0 0 0 2177" draw:points="0,0 0,2007 0,2177">
          <text:p/>
        </draw:polyline>
        <draw:g>
          <draw:polyline draw:style-name="gr3" draw:text-style-name="P2" draw:layer="layout" svg:width="0.578cm" svg:height="0cm" svg:x="5.347cm" svg:y="7.594cm" svg:viewBox="0 0 579 0" draw:points="0,0 551,0 579,0">
            <text:p/>
          </draw:polyline>
          <draw:polyline draw:style-name="gr3" draw:text-style-name="P2" draw:layer="layout" svg:width="0.439cm" svg:height="0cm" svg:x="5.448cm" svg:y="7.694cm" svg:viewBox="0 0 440 0" draw:points="0,0 419,0 440,0">
            <text:p/>
          </draw:polyline>
          <draw:polyline draw:style-name="gr3" draw:text-style-name="P2" draw:layer="layout" svg:width="0.239cm" svg:height="0cm" svg:x="5.548cm" svg:y="7.794cm" svg:viewBox="0 0 240 0" draw:points="0,0 228,0 240,0">
            <text:p/>
          </draw:polyline>
        </draw:g>
        <draw:frame draw:style-name="gr10" draw:text-style-name="P1" draw:layer="layout" svg:width="2.96cm" svg:height="0.697cm" svg:x="9.36cm" svg:y="5.394cm">
          <draw:text-box>
            <text:p><text:span text:style-name="T1">Neutral (Black)</text:span></text:p>
          </draw:text-box>
        </draw:frame>
        <draw:frame draw:style-name="gr11" draw:text-style-name="P1" draw:layer="layout" svg:width="3.396cm" svg:height="1.099cm" svg:x="5.416cm" svg:y="6.331cm">
          <draw:text-box>
            <text:p><text:span text:style-name="T1">Ground (Green or Yellow Striped)</text:span></text:p>
          </draw:text-box>
        </draw:frame>
        <draw:frame draw:style-name="gr11" draw:text-style-name="P1" draw:layer="layout" svg:width="1.853cm" svg:height="1.099cm" svg:x="0.517cm" svg:y="3.455cm">
          <draw:text-box>
            <text:p><text:span text:style-name="T1">High voltage</text:span></text:p>
          </draw:text-box>
        </draw:frame>
        <draw:frame draw:style-name="gr12" draw:text-style-name="P1" draw:layer="layout" svg:width="4.471cm" svg:height="0.818cm" svg:x="2.447cm" svg:y="1.139cm">
          <draw:text-box>
            <text:p><text:span text:style-name="T1">Sub-station Transformer</text:span></text:p>
          </draw:text-box>
        </draw:frame>
        <draw:custom-shape draw:style-name="gr13" draw:text-style-name="P4" draw:layer="layout" svg:width="2.618cm" svg:height="2.012cm" draw:transform="rotate (-1.5706217938697) translate (17.391cm 3.66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2" draw:layer="layout" svg:width="3.28cm" svg:height="2.343cm" svg:x="10.914cm" svg:y="7.451cm">
          <text:p/>
          <draw:enhanced-geometry svg:viewBox="0 0 21600 21600" draw:type="rectangle" draw:enhanced-path="M 0 0 L 21600 0 21600 21600 0 21600 0 0 Z N"/>
        </draw:custom-shape>
        <draw:polyline draw:style-name="gr3" draw:text-style-name="P2" draw:layer="layout" svg:width="3.781cm" svg:height="2.043cm" draw:transform="rotate (0.49549897464119) translate (10.418cm 7.717cm)" svg:viewBox="0 0 3782 2044" draw:points="0,0 2318,0 3782,2044">
          <text:p/>
        </draw:polyline>
        <draw:polyline draw:style-name="gr3" draw:text-style-name="P2" draw:layer="layout" svg:width="0.908cm" svg:height="2.231cm" draw:transform="rotate (-1.5707963267949) translate (15.599cm 7.056cm)" svg:viewBox="0 0 909 2232" draw:points="0,0 909,0 909,2232">
          <text:p/>
        </draw:polyline>
        <draw:polyline draw:style-name="gr3" draw:text-style-name="P2" draw:layer="layout" svg:width="1.157cm" svg:height="2.59cm" draw:transform="rotate (-1.5707963267949) translate (16.123cm 7.028cm)" svg:viewBox="0 0 1158 2591" draw:points="0,0 1158,0 1158,2591">
          <text:p/>
        </draw:polyline>
        <draw:polyline draw:style-name="gr3" draw:text-style-name="P2" draw:layer="layout" svg:width="1.419cm" svg:height="2.892cm" draw:transform="rotate (-1.5707963267949) translate (16.591cm 7.028cm)" svg:viewBox="0 0 1420 2893" draw:points="0,0 1420,0 1420,2893">
          <text:p/>
        </draw:polyline>
        <draw:polyline draw:style-name="gr3" draw:text-style-name="P2" draw:layer="layout" svg:width="1.919cm" svg:height="3.747cm" draw:transform="rotate (-1.5707963267949) translate (17.446cm 7.028cm)" svg:viewBox="0 0 1920 3748" draw:points="0,0 1920,0 1920,3748">
          <text:p/>
        </draw:polyline>
        <draw:frame draw:style-name="gr9" draw:text-style-name="P1" draw:layer="layout" svg:width="0.912cm" svg:height="0.675cm" svg:x="16.258cm" svg:y="6.392cm">
          <draw:text-box>
            <text:p><text:span text:style-name="T1">L3</text:span></text:p>
          </draw:text-box>
        </draw:frame>
        <draw:frame draw:style-name="gr9" draw:text-style-name="P1" draw:layer="layout" svg:width="0.912cm" svg:height="0.675cm" svg:x="15.658cm" svg:y="6.393cm">
          <draw:text-box>
            <text:p><text:span text:style-name="T1">L2</text:span></text:p>
          </draw:text-box>
        </draw:frame>
        <draw:frame draw:style-name="gr9" draw:text-style-name="P1" draw:layer="layout" svg:width="0.912cm" svg:height="0.675cm" svg:x="15.058cm" svg:y="6.393cm">
          <draw:text-box>
            <text:p><text:span text:style-name="T1">L1</text:span></text:p>
          </draw:text-box>
        </draw:frame>
        <draw:frame draw:style-name="gr1" draw:text-style-name="P1" draw:layer="layout" svg:width="1.786cm" svg:height="0.717cm" svg:x="17.058cm" svg:y="6.394cm">
          <draw:text-box>
            <text:p><text:span text:style-name="T1">Neutral</text:span></text:p>
          </draw:text-box>
        </draw:frame>
        <draw:g>
          <draw:polyline draw:style-name="gr3" draw:text-style-name="P2" draw:layer="layout" svg:width="0.578cm" svg:height="0cm" svg:x="14.348cm" svg:y="10.094cm" svg:viewBox="0 0 579 0" draw:points="0,0 551,0 579,0">
            <text:p/>
          </draw:polyline>
          <draw:polyline draw:style-name="gr3" draw:text-style-name="P2" draw:layer="layout" svg:width="0.439cm" svg:height="0cm" svg:x="14.449cm" svg:y="10.194cm" svg:viewBox="0 0 440 0" draw:points="0,0 419,0 440,0">
            <text:p/>
          </draw:polyline>
          <draw:polyline draw:style-name="gr3" draw:text-style-name="P2" draw:layer="layout" svg:width="0.239cm" svg:height="0cm" svg:x="14.549cm" svg:y="10.294cm" svg:viewBox="0 0 240 0" draw:points="0,0 228,0 240,0">
            <text:p/>
          </draw:polyline>
        </draw:g>
        <draw:line draw:style-name="gr3" draw:text-style-name="P2" draw:layer="layout" svg:x1="14.655cm" svg:y1="10.091cm" svg:x2="14.655cm" svg:y2="9.458cm">
          <text:p/>
        </draw:line>
        <draw:polyline draw:style-name="gr3" draw:text-style-name="P2" draw:layer="layout" svg:width="0.936cm" svg:height="0cm" svg:x="13.725cm" svg:y="9.454cm" svg:viewBox="0 0 937 0" draw:points="937,0 83,0 0,0">
          <text:p/>
        </draw:polyline>
        <draw:frame draw:style-name="gr1" draw:text-style-name="P1" draw:layer="layout" svg:width="1.786cm" svg:height="0.717cm" svg:x="12.262cm" svg:y="8.6cm">
          <draw:text-box>
            <text:p><text:span text:style-name="T1">Neutral</text:span></text:p>
          </draw:text-box>
        </draw:frame>
        <draw:frame draw:style-name="gr1" draw:text-style-name="P1" draw:layer="layout" svg:width="1.786cm" svg:height="0.717cm" svg:x="12.262cm" svg:y="9.001cm">
          <draw:text-box>
            <text:p><text:span text:style-name="T1">Ground</text:span></text:p>
          </draw:text-box>
        </draw:frame>
        <draw:frame draw:style-name="gr1" draw:text-style-name="P1" draw:layer="layout" svg:width="0.912cm" svg:height="0.717cm" svg:x="12.462cm" svg:y="7.802cm">
          <draw:text-box>
            <text:p><text:span text:style-name="T1">L2</text:span></text:p>
          </draw:text-box>
        </draw:frame>
        <draw:frame draw:style-name="gr1" draw:text-style-name="P1" draw:layer="layout" svg:width="0.912cm" svg:height="0.717cm" svg:x="12.662cm" svg:y="8.102cm">
          <draw:text-box>
            <text:p><text:span text:style-name="T1">L3</text:span></text:p>
          </draw:text-box>
        </draw:frame>
        <draw:g>
          <draw:g>
            <draw:polyline draw:style-name="gr15" draw:text-style-name="P2" draw:layer="layout" svg:width="-0.001cm" svg:height="1.35cm" draw:transform="rotate (0.492880980763199) translate (1.49851773897131cm 7.62747261984899cm)" svg:viewBox="0 0 0 1351" draw:points="0,1351 0,0 0,55">
              <text:p/>
            </draw:polyline>
            <draw:polyline draw:style-name="gr15" draw:text-style-name="P2" draw:layer="layout" svg:width="1.35cm" svg:height="-0.001cm" draw:transform="rotate (-0.0274016692563113) translate (2.14585437664116cm 8.80247154054649cm)" svg:viewBox="0 0 1351 0" draw:points="0,0 1351,0 1296,0">
              <text:p/>
            </draw:polyline>
            <draw:polyline draw:style-name="gr15" draw:text-style-name="P2" draw:layer="layout" svg:width="1.35cm" svg:height="-0.001cm" draw:transform="rotate (1.01298909785751) translate (1.40638889539361cm 9.96175937865906cm)" svg:viewBox="0 0 1351 0" draw:points="1351,0 0,0 55,0">
              <text:p/>
            </draw:polyline>
          </draw:g>
          <draw:polygon draw:style-name="gr3" draw:text-style-name="P2" draw:layer="layout" svg:width="2.443cm" svg:height="2.071cm" draw:transform="rotate (-1.61966554585074) translate (3.52964337024456cm 7.65732687151648cm)" svg:viewBox="0 0 2444 2072" draw:points="0,2072 2444,2072 1197,0 47,2044">
            <text:p/>
          </draw:polygon>
        </draw:g>
        <draw:frame draw:style-name="gr9" draw:text-style-name="P1" draw:layer="layout" svg:width="0.944cm" svg:height="0.675cm" svg:x="3.331cm" svg:y="8.795cm">
          <draw:text-box>
            <text:p><text:span text:style-name="T1">L1</text:span></text:p>
          </draw:text-box>
        </draw:frame>
        <draw:frame draw:style-name="gr9" draw:text-style-name="P1" draw:layer="layout" svg:width="0.944cm" svg:height="0.675cm" svg:x="0.7cm" svg:y="7.129cm">
          <draw:text-box>
            <text:p><text:span text:style-name="T1">L2</text:span></text:p>
          </draw:text-box>
        </draw:frame>
        <draw:frame draw:style-name="gr9" draw:text-style-name="P1" draw:layer="layout" svg:width="0.944cm" svg:height="0.675cm" svg:x="0.598cm" svg:y="9.504cm">
          <draw:text-box>
            <text:p><text:span text:style-name="T1">L3</text:span></text:p>
          </draw:text-box>
        </draw:fram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0.803cm" fo:min-width="0cm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objectwithoutfill">
      <style:graphic-properties draw:marker-end="Arrow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style:font-name="Bitstream Charter1"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Bitstream Charter1" fo:font-size="10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Bitstream Charte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39cm" svg:height="0.677cm" draw:transform="skewX (0.0162315620435473) rotate (1.56486220733812) translate (5.896cm 3.358cm)">
          <draw:image xlink:href="Pictures/100002010000002F00000068C9BD3D4636A85A9B.png" xlink:type="simple" xlink:show="embed" xlink:actuate="onLoad">
            <text:p/>
          </draw:image>
        </draw:frame>
        <draw:line draw:style-name="gr2" draw:text-style-name="P1" draw:layer="layout" svg:x1="1.626cm" svg:y1="1.985cm" svg:x2="12.485cm" svg:y2="1.957cm">
          <text:p/>
        </draw:line>
        <draw:line draw:style-name="gr2" draw:text-style-name="P1" draw:layer="layout" svg:x1="1.597cm" svg:y1="2.471cm" svg:x2="12.456cm" svg:y2="2.443cm">
          <text:p/>
        </draw:line>
        <draw:custom-shape draw:style-name="gr3" draw:text-style-name="P1" draw:layer="layout" svg:width="0.468cm" svg:height="1.489cm" svg:x="5.981cm" svg:y="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1" draw:layer="layout" svg:width="2.149cm" svg:height="0.936cm" draw:transform="rotate (-3.14159265358979) translate (8.103cm 3.886cm)" svg:viewBox="0 0 2150 937" draw:points="0,0 2150,0 2150,937">
          <text:p/>
        </draw:polyline>
        <draw:polyline draw:style-name="gr2" draw:text-style-name="P1" draw:layer="layout" svg:width="1.652cm" svg:height="0.687cm" draw:transform="rotate (-3.14159265358979) translate (8.207cm 3.638cm)" svg:viewBox="0 0 1653 688" draw:points="0,0 1653,0 1653,688">
          <text:p/>
        </draw:polyline>
        <draw:frame draw:style-name="gr4" draw:text-style-name="P2" draw:layer="layout" svg:width="1.849cm" svg:height="0.645cm" svg:x="1.906cm" svg:y="1.252cm">
          <draw:text-box>
            <text:p><text:span text:style-name="T1">line</text:span></text:p>
          </draw:text-box>
        </draw:frame>
        <draw:frame draw:style-name="gr4" draw:text-style-name="P2" draw:layer="layout" svg:width="1.849cm" svg:height="0.645cm" svg:x="1.907cm" svg:y="2.453cm">
          <draw:text-box>
            <text:p><text:span text:style-name="T1">neutral</text:span></text:p>
          </draw:text-box>
        </draw:frame>
        <draw:line draw:style-name="gr5" draw:text-style-name="P1" draw:layer="layout" svg:x1="8.576cm" svg:y1="1.612cm" svg:x2="9.519cm" svg:y2="1.612cm">
          <text:p/>
        </draw:line>
        <draw:line draw:style-name="gr5" draw:text-style-name="P1" draw:layer="layout" svg:x1="9.547cm" svg:y1="2.737cm" svg:x2="8.604cm" svg:y2="2.737cm">
          <text:p/>
        </draw:line>
        <draw:frame draw:style-name="gr6" draw:text-style-name="P3" draw:layer="layout" svg:width="1.009cm" svg:height="0.763cm" svg:x="7.907cm" svg:y="1.153cm">
          <draw:text-box>
            <text:p><text:span text:style-name="T2">I</text:span><text:span text:style-name="T3">1</text:span></text:p>
          </draw:text-box>
        </draw:frame>
        <draw:frame draw:style-name="gr6" draw:text-style-name="P3" draw:layer="layout" svg:width="1.009cm" svg:height="0.763cm" svg:x="9.508cm" svg:y="2.454cm">
          <draw:text-box>
            <text:p><text:span text:style-name="T2">I</text:span><text:span text:style-name="T3">2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83cm" fo:min-width="1.429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219cm" fo:min-width="0.2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2cm"/>
      <style:paragraph-properties style:writing-mode="lr-tb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style:font-name="Bitstream Charter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Bitstream Charter" fo:font-size="10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Bitstream Charter" fo:font-size="10pt" style:font-size-asian="18pt" style:font-size-complex="18pt"/>
    </style:style>
    <style:style style:name="T4" style:family="text">
      <style:text-properties style:text-position="-33% 58%" style:font-name="Bitstream Charter" fo:font-size="10pt" fo:font-style="italic" style:font-size-asian="18pt" style:font-style-asian="italic" style:font-size-complex="18pt" style:font-style-complex="italic"/>
    </style:style>
    <style:style style:name="T5" style:family="text">
      <style:text-properties style:text-position="0% 100%" style:font-name="Bitstream Charter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53cm" svg:height="9.524cm" svg:x="4.517cm" svg:y="0.441cm">
          <draw:image xlink:href="Pictures/10000201000000BF00000168FB8301C7BA4F9447.png" xlink:type="simple" xlink:show="embed" xlink:actuate="onLoad" loext:mime-type="image/png">
            <text:p/>
          </draw:image>
        </draw:frame>
        <draw:custom-shape draw:style-name="gr2" draw:text-style-name="P1" draw:layer="layout" svg:width="1.929cm" svg:height="1.433cm" svg:x="3.296cm" svg:y="4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44cm" svg:height="0.469cm" svg:x="3.903cm" svg:y="4.79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092cm" svg:y1="4.548cm" svg:x2="3.296cm" svg:y2="4.548cm">
          <text:p/>
        </draw:line>
        <draw:line draw:style-name="gr4" draw:text-style-name="P1" draw:layer="layout" svg:x1="1.09cm" svg:y1="5.048cm" svg:x2="3.294cm" svg:y2="5.048cm">
          <text:p/>
        </draw:line>
        <draw:path draw:style-name="gr4" draw:text-style-name="P1" draw:layer="layout" svg:width="0.723cm" svg:height="0.567cm" draw:transform="rotate (1.24791041517595) translate (4.09890831739728cm 4.80657036681614cm)" svg:viewBox="0 0 724 568" svg:d="M0 55c479-260 303 485 716 487l8 26">
          <text:p/>
        </draw:path>
        <draw:frame draw:style-name="gr5" draw:text-style-name="P3" draw:layer="layout" svg:width="3.142cm" svg:height="1.102cm" svg:x="1.363cm" svg:y="2.016cm">
          <draw:text-box>
            <text:p><text:span text:style-name="T1">Faulty wire touching cabinet</text:span></text:p>
          </draw:text-box>
        </draw:frame>
        <draw:line draw:style-name="gr6" draw:text-style-name="P1" draw:layer="layout" svg:x1="2.966cm" svg:y1="3.06cm" svg:x2="4.123cm" svg:y2="4.576cm">
          <text:p/>
        </draw:line>
        <draw:line draw:style-name="gr6" draw:text-style-name="P1" draw:layer="layout" svg:x1="5.749cm" svg:y1="3.225cm" svg:x2="6.411cm" svg:y2="2.509cm">
          <text:p/>
        </draw:line>
        <draw:line draw:style-name="gr6" draw:text-style-name="P1" draw:layer="layout" svg:x1="1.726cm" svg:y1="4.272cm" svg:x2="2.47cm" svg:y2="4.272cm">
          <text:p/>
        </draw:line>
        <draw:line draw:style-name="gr6" draw:text-style-name="P1" draw:layer="layout" svg:x1="2.598cm" svg:y1="5.297cm" svg:x2="1.854cm" svg:y2="5.297cm">
          <text:p/>
        </draw:line>
        <draw:frame draw:style-name="gr7" draw:text-style-name="P4" draw:layer="layout" svg:width="0.859cm" svg:height="0.763cm" svg:x="1.37cm" svg:y="5.122cm">
          <draw:text-box>
            <text:p><text:span text:style-name="T2">I</text:span><text:span text:style-name="T3">2</text:span></text:p>
          </draw:text-box>
        </draw:frame>
        <draw:frame draw:style-name="gr7" draw:text-style-name="P4" draw:layer="layout" svg:width="0.859cm" svg:height="0.763cm" svg:x="1.171cm" svg:y="3.723cm">
          <draw:text-box>
            <text:p><text:span text:style-name="T2">I</text:span><text:span text:style-name="T4">1</text:span></text:p>
          </draw:text-box>
        </draw:frame>
        <draw:frame draw:style-name="gr7" draw:text-style-name="P4" draw:layer="layout" svg:width="0.859cm" svg:height="0.763cm" svg:x="5.172cm" svg:y="2.824cm">
          <draw:text-box>
            <text:p><text:span text:style-name="T2">I</text:span><text:span text:style-name="T4">3</text:span></text:p>
          </draw:text-box>
        </draw:frame>
        <draw:frame draw:style-name="gr8" draw:text-style-name="P3" draw:layer="layout" svg:width="2.182cm" svg:height="0.686cm" svg:x="3.237cm" svg:y="5.929cm">
          <draw:text-box>
            <text:p><text:span text:style-name="T1">Instrument</text:span></text:p>
          </draw:text-box>
        </draw:frame>
        <draw:frame draw:style-name="gr1" draw:text-style-name="P1" draw:layer="layout" svg:width="5.053cm" svg:height="9.524cm" svg:x="15.667cm" svg:y="0.315cm">
          <draw:image xlink:href="Pictures/10000201000000BF00000168FB8301C7BA4F9447.png" xlink:type="simple" xlink:show="embed" xlink:actuate="onLoad" loext:mime-type="image/png">
            <text:p/>
          </draw:image>
        </draw:frame>
        <draw:custom-shape draw:style-name="gr2" draw:text-style-name="P1" draw:layer="layout" svg:width="1.929cm" svg:height="1.433cm" svg:x="14.446cm" svg:y="4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44cm" svg:height="0.469cm" svg:x="15.053cm" svg:y="4.6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242cm" svg:y1="4.422cm" svg:x2="14.446cm" svg:y2="4.422cm">
          <text:p/>
        </draw:line>
        <draw:line draw:style-name="gr4" draw:text-style-name="P1" draw:layer="layout" svg:x1="12.24cm" svg:y1="4.922cm" svg:x2="14.444cm" svg:y2="4.922cm">
          <text:p/>
        </draw:line>
        <draw:path draw:style-name="gr4" draw:text-style-name="P1" draw:layer="layout" svg:width="0.723cm" svg:height="0.567cm" draw:transform="rotate (1.24791041517595) translate (15.2489083173973cm 4.68057036681614cm)" svg:viewBox="0 0 724 568" svg:d="M0 55c479-260 303 485 716 487l8 26">
          <text:p/>
        </draw:path>
        <draw:frame draw:style-name="gr5" draw:text-style-name="P3" draw:layer="layout" svg:width="3.142cm" svg:height="1.102cm" svg:x="12.513cm" svg:y="1.89cm">
          <draw:text-box>
            <text:p><text:span text:style-name="T1">Faulty wire touching cabinet</text:span></text:p>
          </draw:text-box>
        </draw:frame>
        <draw:line draw:style-name="gr6" draw:text-style-name="P1" draw:layer="layout" svg:x1="14.116cm" svg:y1="2.934cm" svg:x2="15.273cm" svg:y2="4.45cm">
          <text:p/>
        </draw:line>
        <draw:line draw:style-name="gr6" draw:text-style-name="P1" draw:layer="layout" svg:x1="12.876cm" svg:y1="4.146cm" svg:x2="13.62cm" svg:y2="4.146cm">
          <text:p/>
        </draw:line>
        <draw:line draw:style-name="gr6" draw:text-style-name="P1" draw:layer="layout" svg:x1="13.748cm" svg:y1="5.171cm" svg:x2="13.004cm" svg:y2="5.171cm">
          <text:p/>
        </draw:line>
        <draw:frame draw:style-name="gr7" draw:text-style-name="P4" draw:layer="layout" svg:width="0.859cm" svg:height="0.763cm" svg:x="12.52cm" svg:y="4.996cm">
          <draw:text-box>
            <text:p><text:span text:style-name="T2">I</text:span><text:span text:style-name="T3">2</text:span></text:p>
          </draw:text-box>
        </draw:frame>
        <draw:frame draw:style-name="gr7" draw:text-style-name="P4" draw:layer="layout" svg:width="0.859cm" svg:height="0.763cm" svg:x="12.321cm" svg:y="3.597cm">
          <draw:text-box>
            <text:p><text:span text:style-name="T2">I</text:span><text:span text:style-name="T4">1</text:span></text:p>
          </draw:text-box>
        </draw:frame>
        <draw:frame draw:style-name="gr7" draw:text-style-name="P4" draw:layer="layout" svg:width="0.859cm" svg:height="0.763cm" svg:x="13.878cm" svg:y="6.006cm">
          <draw:text-box>
            <text:p><text:span text:style-name="T2">I</text:span><text:span text:style-name="T4">3</text:span><text:span text:style-name="T5">'</text:span></text:p>
          </draw:text-box>
        </draw:frame>
        <draw:frame draw:style-name="gr8" draw:text-style-name="P3" draw:layer="layout" svg:width="2.182cm" svg:height="0.686cm" svg:x="14.987cm" svg:y="5.703cm">
          <draw:text-box>
            <text:p><text:span text:style-name="T1">Instrument</text:span></text:p>
          </draw:text-box>
        </draw:frame>
        <draw:polyline draw:style-name="gr4" draw:text-style-name="P1" draw:layer="layout" svg:width="2.392cm" svg:height="1.731cm" draw:transform="rotate (-1.5707963267949) translate (14.954cm 5.576cm)" svg:viewBox="0 0 2393 1732" draw:points="0,0 1575,0 1575,1732 2393,1732">
          <text:p/>
        </draw:polyline>
        <draw:g>
          <draw:polyline draw:style-name="gr4" draw:text-style-name="P1" draw:layer="layout" svg:width="0.578cm" svg:height="0cm" svg:x="12.898cm" svg:y="7.968cm" svg:viewBox="0 0 579 0" draw:points="0,0 551,0 579,0">
            <text:p/>
          </draw:polyline>
          <draw:polyline draw:style-name="gr4" draw:text-style-name="P1" draw:layer="layout" svg:width="0.439cm" svg:height="0cm" svg:x="12.999cm" svg:y="8.068cm" svg:viewBox="0 0 440 0" draw:points="0,0 419,0 440,0">
            <text:p/>
          </draw:polyline>
          <draw:polyline draw:style-name="gr4" draw:text-style-name="P1" draw:layer="layout" svg:width="0.239cm" svg:height="0cm" svg:x="13.099cm" svg:y="8.168cm" svg:viewBox="0 0 240 0" draw:points="0,0 228,0 240,0">
            <text:p/>
          </draw:polyline>
        </draw:g>
        <draw:polyline draw:style-name="gr6" draw:text-style-name="P1" draw:layer="layout" svg:width="0.377cm" svg:height="0.503cm" draw:transform="rotate (-1.5707963267949) translate (14.608cm 6.489cm)" svg:viewBox="0 0 378 504" draw:points="0,0 378,0 378,504">
          <text:p/>
        </draw:polyline>
      </draw:page>
    </office:drawing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cm" fo:min-width="0.57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109cm" fo:min-width="2.339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2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14cm"/>
    </style:style>
    <style:style style:name="gr7" style:family="graphic" style:parent-style-name="standard">
      <style:graphic-properties draw:stroke="none" svg:stroke-color="#000000" draw:fill="none" draw:fill-color="#ffffff" fo:min-height="0.498cm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style:font-name="Bitstream Charter1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Bitstream Charter1" fo:font-size="10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Bitstream Charter1" fo:font-size="10pt" style:font-size-asian="18pt" style:font-size-complex="18pt"/>
    </style:style>
    <style:style style:name="T4" style:family="text">
      <style:text-properties style:text-position="-33% 58%" style:font-name="Bitstream Charte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75cm" svg:height="0.91cm" svg:x="2.398cm" svg:y="2.2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75cm" svg:height="0.91cm" svg:x="2.398cm" svg:y="4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39cm" svg:height="0.359cm" svg:x="5.981cm" svg:y="5.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26cm" svg:y1="5.209cm" svg:x2="5.926cm" svg:y2="6.257cm">
          <text:p/>
        </draw:line>
        <draw:line draw:style-name="gr3" draw:text-style-name="P1" draw:layer="layout" svg:x1="8.847cm" svg:y1="5.099cm" svg:x2="8.826cm" svg:y2="6.233cm">
          <text:p/>
        </draw:line>
        <draw:g>
          <draw:custom-shape draw:style-name="gr4" draw:text-style-name="P1" draw:layer="layout" svg:width="0.386cm" svg:height="0.386cm" svg:x="7.815cm" svg:y="5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842cm" svg:y1="5.497cm" svg:x2="6.85cm" svg:y2="5.469cm">
            <text:p/>
          </draw:line>
          <draw:polyline draw:style-name="gr5" draw:text-style-name="P1" draw:layer="layout" svg:width="0.568cm" svg:height="0.2cm" draw:transform="rotate (-0.245044226980005) translate (6.32600905018454cm 5.33096380934638cm)" svg:viewBox="0 0 569 201" draw:points="0,0 569,0 108,201">
            <text:p/>
          </draw:polyline>
          <draw:polyline draw:style-name="gr5" draw:text-style-name="P1" draw:layer="layout" svg:width="0.568cm" svg:height="0.2cm" draw:transform="rotate (-0.245044226980005) translate (6.32600905018455cm 5.33196380934638cm)" svg:viewBox="0 0 569 201" draw:points="0,0 569,0 108,201">
            <text:p/>
          </draw:polyline>
          <draw:polyline draw:style-name="gr5" draw:text-style-name="P1" draw:layer="layout" svg:width="0.568cm" svg:height="0.2cm" draw:transform="rotate (-0.245044226980005) translate (7.12600905018454cm 5.33296380934638cm)" svg:viewBox="0 0 569 201" draw:points="0,0 569,0 108,201">
            <text:p/>
          </draw:polyline>
        </draw:g>
        <draw:polyline draw:style-name="gr5" draw:text-style-name="P1" draw:layer="layout" svg:width="3.279cm" svg:height="0.551cm" svg:x="3.473cm" svg:y="5.071cm" svg:viewBox="0 0 3280 552" draw:points="0,0 3280,0 3280,552">
          <text:p/>
        </draw:polyline>
        <draw:custom-shape draw:style-name="gr1" draw:text-style-name="P1" draw:layer="layout" svg:width="1.075cm" svg:height="0.91cm" svg:x="10.225cm" svg:y="4.484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2.727cm" svg:height="0.495cm" draw:transform="rotate (-3.14159265358979) translate (10.225cm 5.43cm)" svg:viewBox="0 0 2728 496" draw:points="0,496 2232,496 2728,0">
          <text:p/>
        </draw:polyline>
        <draw:frame draw:style-name="gr6" draw:text-style-name="P3" draw:layer="layout" svg:width="2.818cm" svg:height="1.064cm" svg:x="3.595cm" svg:y="1.696cm">
          <draw:text-box>
            <text:p><text:span text:style-name="T1">Instrument #1</text:span></text:p>
            <text:p><text:span text:style-name="T1">-&gt; Faulty</text:span></text:p>
          </draw:text-box>
        </draw:frame>
        <draw:frame draw:style-name="gr7" draw:text-style-name="P3" draw:layer="layout" svg:width="2.818cm" svg:height="0.748cm" svg:x="2.589cm" svg:y="5.55cm">
          <draw:text-box>
            <text:p><text:span text:style-name="T1">Instrument #2</text:span></text:p>
          </draw:text-box>
        </draw:frame>
        <draw:frame draw:style-name="gr7" draw:text-style-name="P3" draw:layer="layout" svg:width="2.818cm" svg:height="0.748cm" svg:x="9.29cm" svg:y="5.608cm">
          <draw:text-box>
            <text:p><text:span text:style-name="T1">Instrument #3</text:span></text:p>
          </draw:text-box>
        </draw:frame>
        <draw:g>
          <draw:polyline draw:style-name="gr5" draw:text-style-name="P1" draw:layer="layout" svg:width="0.578cm" svg:height="0cm" svg:x="12.899cm" svg:y="5.668cm" svg:viewBox="0 0 579 0" draw:points="0,0 551,0 579,0">
            <text:p/>
          </draw:polyline>
          <draw:polyline draw:style-name="gr5" draw:text-style-name="P1" draw:layer="layout" svg:width="0.439cm" svg:height="0cm" svg:x="13cm" svg:y="5.768cm" svg:viewBox="0 0 440 0" draw:points="0,0 419,0 440,0">
            <text:p/>
          </draw:polyline>
          <draw:polyline draw:style-name="gr5" draw:text-style-name="P1" draw:layer="layout" svg:width="0.239cm" svg:height="0cm" svg:x="13.1cm" svg:y="5.868cm" svg:viewBox="0 0 240 0" draw:points="0,0 228,0 240,0">
            <text:p/>
          </draw:polyline>
        </draw:g>
        <draw:g>
          <draw:polyline draw:style-name="gr5" draw:text-style-name="P1" draw:layer="layout" svg:width="0.578cm" svg:height="0cm" svg:x="1.399cm" svg:y="6.168cm" svg:viewBox="0 0 579 0" draw:points="0,0 551,0 579,0">
            <text:p/>
          </draw:polyline>
          <draw:polyline draw:style-name="gr5" draw:text-style-name="P1" draw:layer="layout" svg:width="0.439cm" svg:height="0cm" svg:x="1.5cm" svg:y="6.268cm" svg:viewBox="0 0 440 0" draw:points="0,0 419,0 440,0">
            <text:p/>
          </draw:polyline>
          <draw:polyline draw:style-name="gr5" draw:text-style-name="P1" draw:layer="layout" svg:width="0.239cm" svg:height="0cm" svg:x="1.6cm" svg:y="6.368cm" svg:viewBox="0 0 240 0" draw:points="0,0 228,0 240,0">
            <text:p/>
          </draw:polyline>
        </draw:g>
        <draw:polyline draw:style-name="gr5" draw:text-style-name="P1" draw:layer="layout" svg:width="0.718cm" svg:height="3.536cm" draw:transform="rotate (-3.14159265358979) translate (2.387cm 6.155cm)" svg:viewBox="0 0 719 3537" draw:points="0,3537 719,3537 719,0">
          <text:p/>
        </draw:polyline>
        <draw:polyline draw:style-name="gr5" draw:text-style-name="P1" draw:layer="layout" svg:width="0.776cm" svg:height="0.028cm" draw:transform="rotate (-3.14159265358979) translate (2.416cm 5.206cm)" svg:viewBox="0 0 777 29" draw:points="0,29 748,29 777,0">
          <text:p/>
        </draw:polyline>
        <draw:polyline draw:style-name="gr5" draw:text-style-name="P1" draw:layer="layout" svg:width="1.955cm" svg:height="0.747cm" svg:x="11.302cm" svg:y="4.918cm" svg:viewBox="0 0 1956 748" draw:points="0,0 1956,0 1956,748">
          <text:p/>
        </draw:polyline>
        <draw:line draw:style-name="gr8" draw:text-style-name="P1" draw:layer="layout" svg:x1="1.409cm" svg:y1="2.963cm" svg:x2="1.409cm" svg:y2="3.854cm">
          <text:p/>
        </draw:line>
        <draw:line draw:style-name="gr8" draw:text-style-name="P1" draw:layer="layout" svg:x1="1.438cm" svg:y1="5.407cm" svg:x2="1.438cm" svg:y2="6.011cm">
          <text:p/>
        </draw:line>
        <draw:line draw:style-name="gr8" draw:text-style-name="P1" draw:layer="layout" svg:x1="3.25cm" svg:y1="4.429cm" svg:x2="4.429cm" svg:y2="4.401cm">
          <text:p/>
        </draw:line>
        <draw:line draw:style-name="gr8" draw:text-style-name="P1" draw:layer="layout" svg:x1="6.661cm" svg:y1="4.445cm" svg:x2="7.84cm" svg:y2="4.417cm">
          <text:p/>
        </draw:line>
        <draw:line draw:style-name="gr8" draw:text-style-name="P1" draw:layer="layout" svg:x1="12.072cm" svg:y1="4.461cm" svg:x2="13.251cm" svg:y2="4.433cm">
          <text:p/>
        </draw:line>
        <draw:frame draw:style-name="gr9" draw:text-style-name="P4" draw:layer="layout" svg:width="0.949cm" svg:height="0.778cm" svg:x="0.805cm" svg:y="2.731cm">
          <draw:text-box>
            <text:p><text:span text:style-name="T2">I</text:span><text:span text:style-name="T3">1</text:span></text:p>
          </draw:text-box>
        </draw:frame>
        <draw:frame draw:style-name="gr9" draw:text-style-name="P4" draw:layer="layout" svg:width="0.949cm" svg:height="0.778cm" svg:x="0.806cm" svg:y="5.231cm">
          <draw:text-box>
            <text:p><text:span text:style-name="T2">I</text:span><text:span text:style-name="T4">2</text:span></text:p>
          </draw:text-box>
        </draw:frame>
        <draw:frame draw:style-name="gr9" draw:text-style-name="P4" draw:layer="layout" svg:width="0.949cm" svg:height="0.778cm" svg:x="3.307cm" svg:y="3.731cm">
          <draw:text-box>
            <text:p><text:span text:style-name="T2">I</text:span><text:span text:style-name="T4">3</text:span></text:p>
          </draw:text-box>
        </draw:frame>
        <draw:frame draw:style-name="gr9" draw:text-style-name="P4" draw:layer="layout" svg:width="0.949cm" svg:height="0.778cm" svg:x="6.908cm" svg:y="3.731cm">
          <draw:text-box>
            <text:p><text:span text:style-name="T2">I</text:span><text:span text:style-name="T4">3</text:span></text:p>
          </draw:text-box>
        </draw:frame>
        <draw:frame draw:style-name="gr9" draw:text-style-name="P4" draw:layer="layout" svg:width="0.949cm" svg:height="0.778cm" svg:x="12.209cm" svg:y="3.731cm">
          <draw:text-box>
            <text:p><text:span text:style-name="T2">I</text:span><text:span text:style-name="T4">3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cm" fo:min-width="0.57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109cm" fo:min-width="2.339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2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14cm"/>
    </style:style>
    <style:style style:name="gr7" style:family="graphic" style:parent-style-name="standard">
      <style:graphic-properties draw:stroke="none" svg:stroke-color="#000000" draw:fill="none" draw:fill-color="#ffffff" fo:min-height="0.498cm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28cm"/>
    </style:style>
    <style:style style:name="gr10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style:font-name="Bitstream Charter1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Bitstream Charter1" fo:font-size="10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Bitstream Charter1" fo:font-size="10pt" style:font-size-asian="18pt" style:font-size-complex="18pt"/>
    </style:style>
    <style:style style:name="T4" style:family="text">
      <style:text-properties style:text-position="-33% 58%" style:font-name="Bitstream Charter1" fo:font-size="10pt" fo:font-style="italic" style:font-size-asian="18pt" style:font-style-asian="italic" style:font-size-complex="18pt" style:font-style-complex="italic"/>
    </style:style>
    <style:style style:name="T5" style:family="text">
      <style:text-properties style:text-position="0% 100%" style:font-name="Bitstream Charte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75cm" svg:height="0.91cm" svg:x="2.398cm" svg:y="2.2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75cm" svg:height="0.91cm" svg:x="2.398cm" svg:y="4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39cm" svg:height="0.359cm" svg:x="5.981cm" svg:y="5.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26cm" svg:y1="5.209cm" svg:x2="5.926cm" svg:y2="6.257cm">
          <text:p/>
        </draw:line>
        <draw:line draw:style-name="gr3" draw:text-style-name="P1" draw:layer="layout" svg:x1="8.847cm" svg:y1="5.099cm" svg:x2="8.826cm" svg:y2="6.233cm">
          <text:p/>
        </draw:line>
        <draw:g>
          <draw:custom-shape draw:style-name="gr4" draw:text-style-name="P1" draw:layer="layout" svg:width="0.386cm" svg:height="0.386cm" svg:x="7.815cm" svg:y="5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842cm" svg:y1="5.497cm" svg:x2="6.85cm" svg:y2="5.469cm">
            <text:p/>
          </draw:line>
          <draw:polyline draw:style-name="gr5" draw:text-style-name="P1" draw:layer="layout" svg:width="0.568cm" svg:height="0.2cm" draw:transform="rotate (-0.245044226980005) translate (6.32600905018454cm 5.33096380934638cm)" svg:viewBox="0 0 569 201" draw:points="0,0 569,0 108,201">
            <text:p/>
          </draw:polyline>
          <draw:polyline draw:style-name="gr5" draw:text-style-name="P1" draw:layer="layout" svg:width="0.568cm" svg:height="0.2cm" draw:transform="rotate (-0.245044226980005) translate (6.32600905018455cm 5.33196380934638cm)" svg:viewBox="0 0 569 201" draw:points="0,0 569,0 108,201">
            <text:p/>
          </draw:polyline>
          <draw:polyline draw:style-name="gr5" draw:text-style-name="P1" draw:layer="layout" svg:width="0.568cm" svg:height="0.2cm" draw:transform="rotate (-0.245044226980005) translate (7.12600905018454cm 5.33296380934638cm)" svg:viewBox="0 0 569 201" draw:points="0,0 569,0 108,201">
            <text:p/>
          </draw:polyline>
        </draw:g>
        <draw:polyline draw:style-name="gr5" draw:text-style-name="P1" draw:layer="layout" svg:width="3.279cm" svg:height="0.551cm" svg:x="3.473cm" svg:y="5.071cm" svg:viewBox="0 0 3280 552" draw:points="0,0 3280,0 3280,552">
          <text:p/>
        </draw:polyline>
        <draw:custom-shape draw:style-name="gr1" draw:text-style-name="P1" draw:layer="layout" svg:width="1.075cm" svg:height="0.91cm" svg:x="10.225cm" svg:y="4.484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2.727cm" svg:height="0.495cm" draw:transform="rotate (-3.14159265358979) translate (10.225cm 5.43cm)" svg:viewBox="0 0 2728 496" draw:points="0,496 2232,496 2728,0">
          <text:p/>
        </draw:polyline>
        <draw:frame draw:style-name="gr6" draw:text-style-name="P3" draw:layer="layout" svg:width="2.818cm" svg:height="1.064cm" svg:x="3.595cm" svg:y="1.696cm">
          <draw:text-box>
            <text:p><text:span text:style-name="T1">Instrument #1</text:span></text:p>
            <text:p><text:span text:style-name="T1">-&gt; Faulty</text:span></text:p>
          </draw:text-box>
        </draw:frame>
        <draw:frame draw:style-name="gr7" draw:text-style-name="P3" draw:layer="layout" svg:width="2.818cm" svg:height="0.748cm" svg:x="2.589cm" svg:y="5.55cm">
          <draw:text-box>
            <text:p><text:span text:style-name="T1">Instrument #2</text:span></text:p>
          </draw:text-box>
        </draw:frame>
        <draw:frame draw:style-name="gr7" draw:text-style-name="P3" draw:layer="layout" svg:width="2.818cm" svg:height="0.748cm" svg:x="9.29cm" svg:y="5.608cm">
          <draw:text-box>
            <text:p><text:span text:style-name="T1">Instrument #3</text:span></text:p>
          </draw:text-box>
        </draw:frame>
        <draw:g>
          <draw:polyline draw:style-name="gr5" draw:text-style-name="P1" draw:layer="layout" svg:width="0.578cm" svg:height="0cm" svg:x="1.399cm" svg:y="6.168cm" svg:viewBox="0 0 579 0" draw:points="0,0 551,0 579,0">
            <text:p/>
          </draw:polyline>
          <draw:polyline draw:style-name="gr5" draw:text-style-name="P1" draw:layer="layout" svg:width="0.439cm" svg:height="0cm" svg:x="1.5cm" svg:y="6.268cm" svg:viewBox="0 0 440 0" draw:points="0,0 419,0 440,0">
            <text:p/>
          </draw:polyline>
          <draw:polyline draw:style-name="gr5" draw:text-style-name="P1" draw:layer="layout" svg:width="0.239cm" svg:height="0cm" svg:x="1.6cm" svg:y="6.368cm" svg:viewBox="0 0 240 0" draw:points="0,0 228,0 240,0">
            <text:p/>
          </draw:polyline>
        </draw:g>
        <draw:polyline draw:style-name="gr5" draw:text-style-name="P1" draw:layer="layout" svg:width="0.718cm" svg:height="3.536cm" draw:transform="rotate (-3.14159265358979) translate (2.387cm 6.155cm)" svg:viewBox="0 0 719 3537" draw:points="0,3537 719,3537 719,0">
          <text:p/>
        </draw:polyline>
        <draw:polyline draw:style-name="gr5" draw:text-style-name="P1" draw:layer="layout" svg:width="0.776cm" svg:height="0.028cm" draw:transform="rotate (-3.14159265358979) translate (2.416cm 5.206cm)" svg:viewBox="0 0 777 29" draw:points="0,29 748,29 777,0">
          <text:p/>
        </draw:polyline>
        <draw:line draw:style-name="gr8" draw:text-style-name="P1" draw:layer="layout" svg:x1="1.409cm" svg:y1="2.963cm" svg:x2="1.409cm" svg:y2="3.854cm">
          <text:p/>
        </draw:line>
        <draw:line draw:style-name="gr8" draw:text-style-name="P1" draw:layer="layout" svg:x1="1.438cm" svg:y1="5.407cm" svg:x2="1.438cm" svg:y2="6.011cm">
          <text:p/>
        </draw:line>
        <draw:line draw:style-name="gr8" draw:text-style-name="P1" draw:layer="layout" svg:x1="4.15cm" svg:y1="4.829cm" svg:x2="5.329cm" svg:y2="4.801cm">
          <text:p/>
        </draw:line>
        <draw:frame draw:style-name="gr9" draw:text-style-name="P4" draw:layer="layout" svg:width="0.949cm" svg:height="0.778cm" svg:x="0.805cm" svg:y="2.731cm">
          <draw:text-box>
            <text:p><text:span text:style-name="T2">I</text:span><text:span text:style-name="T3">1</text:span></text:p>
          </draw:text-box>
        </draw:frame>
        <draw:frame draw:style-name="gr9" draw:text-style-name="P4" draw:layer="layout" svg:width="0.949cm" svg:height="0.778cm" svg:x="0.806cm" svg:y="5.231cm">
          <draw:text-box>
            <text:p><text:span text:style-name="T2">I</text:span><text:span text:style-name="T4">2</text:span></text:p>
          </draw:text-box>
        </draw:frame>
        <draw:frame draw:style-name="gr10" draw:text-style-name="P4" draw:layer="layout" svg:width="1.295cm" svg:height="0.763cm" svg:x="4.083cm" svg:y="4.076cm">
          <draw:text-box>
            <text:p><text:span text:style-name="T2">I</text:span><text:span text:style-name="T4">3</text:span><text:span text:style-name="T5">=0</text:span></text:p>
          </draw:text-box>
        </draw:frame>
        <draw:polyline draw:style-name="gr5" draw:text-style-name="P1" draw:layer="layout" svg:width="10.266cm" svg:height="1.121cm" svg:x="1.697cm" svg:y="3.854cm" svg:viewBox="0 0 10267 1122" draw:points="9606,1122 10267,1122 10267,0 0,0">
          <text:p/>
        </draw:poly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